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-color="#ffcc00" draw:textarea-horizontal-align="justify" draw:textarea-vertical-align="middle" draw:auto-grow-height="false" fo:min-height="3.751cm" fo:min-width="9.3cm"/>
    </style:style>
    <style:style style:name="gr2" style:family="graphic" style:parent-style-name="standard">
      <style:graphic-properties svg:stroke-color="#ffffff" draw:fill-color="#ffff00" draw:textarea-horizontal-align="justify" draw:textarea-vertical-align="middle" draw:auto-grow-height="false" fo:min-height="3.751cm" fo:min-width="6.7cm"/>
    </style:style>
    <style:style style:name="gr3" style:family="graphic" style:parent-style-name="objectwithoutfill">
      <style:graphic-properties svg:stroke-width="0.035cm" draw:marker-start="" draw:marker-start-width="0.252cm" draw:marker-end="Rounded_20_short_20_Arrow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svg:stroke-width="0.053cm" svg:stroke-color="#ff420e" draw:marker-start-width="0.279cm" draw:marker-end-width="0.279cm" draw:fill-color="#ffffff" draw:textarea-horizontal-align="justify" draw:textarea-vertical-align="middle" draw:auto-grow-height="false" fo:min-height="0.122cm" fo:min-width="0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47a7ff" draw:marker-start-width="0.279cm" draw:marker-end-width="0.279cm" draw:fill-color="#ffffff" draw:textarea-horizontal-align="justify" draw:textarea-vertical-align="middle" draw:auto-grow-height="false" fo:min-height="0.122cm" fo:min-width="0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122cm" fo:min-width="0cm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loext:graphic-properties draw:fill-color="#ffcc00"/>
      <style:paragraph-properties fo:text-align="center"/>
    </style:style>
    <style:style style:name="P2" style:family="paragraph">
      <loext:graphic-properties draw:fill-color="#ffff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</style:style>
    <style:style style:name="T1" style:family="text">
      <style:text-properties style:text-position="sub 58%" fo:font-size="18pt" style:font-size-asian="18pt" style:font-size-complex="18pt"/>
    </style:style>
    <style:style style:name="T2" style:family="text">
      <style:text-properties style:text-position="0% 100%" style:font-name="Liberation Sans1" fo:font-size="18pt" fo:background-color="transparent" style:font-name-asian="Liberation Sans1" style:font-size-asian="18pt" style:font-name-complex="Liberation Sans1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custom-shape draw:style-name="gr1" draw:text-style-name="P1" draw:layer="layout" svg:width="9.8cm" svg:height="4.001cm" svg:x="8.8cm" svg:y="6.49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2cm" svg:height="4.001cm" svg:x="11.4cm" svg:y="4.492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6.35cm" svg:y1="4.492cm" svg:x2="23.75cm" svg:y2="4.492cm">
          <text:p/>
        </draw:line>
        <draw:line draw:style-name="gr3" draw:text-style-name="P3" draw:layer="layout" svg:x1="6.332cm" svg:y1="6.492cm" svg:x2="23.732cm" svg:y2="6.492cm">
          <text:p/>
        </draw:line>
        <draw:custom-shape draw:style-name="gr4" draw:text-style-name="P4" draw:layer="layout" svg:width="0.6cm" svg:height="0.6cm" svg:x="10.058cm" svg:y="4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6cm" svg:height="0.6cm" svg:x="12.059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6cm" svg:height="0.6cm" svg:x="14.061cm" svg:y="4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6cm" svg:height="0.6cm" svg:x="7.06cm" svg:y="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1.658cm" svg:height="1.171cm" svg:x="4.25cm" svg:y="3.901cm">
          <draw:text-box>
            <text:p>t(p<text:span text:style-name="T1">1</text:span>)</text:p>
          </draw:text-box>
        </draw:frame>
        <draw:frame draw:style-name="gr7" draw:text-style-name="P5" draw:layer="layout" svg:width="1.302cm" svg:height="1.171cm" svg:x="4.251cm" svg:y="5.903cm">
          <draw:text-box>
            <text:p><text:span text:style-name="T2">φ</text:span><text:span text:style-name="T1">1k</text:span></text:p>
          </draw:text-box>
        </draw:frame>
        <draw:line draw:style-name="gr3" draw:text-style-name="P3" draw:layer="layout" svg:x1="6.35cm" svg:y1="8.493cm" svg:x2="23.75cm" svg:y2="8.493cm">
          <text:p/>
        </draw:line>
        <draw:line draw:style-name="gr3" draw:text-style-name="P3" draw:layer="layout" svg:x1="6.332cm" svg:y1="10.493cm" svg:x2="23.732cm" svg:y2="10.493cm">
          <text:p/>
        </draw:line>
        <draw:custom-shape draw:style-name="gr4" draw:text-style-name="P4" draw:layer="layout" svg:width="0.6cm" svg:height="0.6cm" svg:x="11.058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18.26cm" svg:y="8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6cm" svg:height="0.6cm" svg:x="14.061cm" svg:y="8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6cm" svg:height="0.6cm" svg:x="8.56cm" svg:y="10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1.658cm" svg:height="1.171cm" svg:x="4.25cm" svg:y="7.902cm">
          <draw:text-box>
            <text:p>t(p<text:span text:style-name="T1">2</text:span>)</text:p>
          </draw:text-box>
        </draw:frame>
        <draw:frame draw:style-name="gr7" draw:text-style-name="P5" draw:layer="layout" svg:width="1.302cm" svg:height="1.171cm" svg:x="4.251cm" svg:y="9.904cm">
          <draw:text-box>
            <text:p><text:span text:style-name="T2">φ</text:span><text:span text:style-name="T1">2k</text:span></text:p>
          </draw:text-box>
        </draw:frame>
        <draw:custom-shape draw:style-name="gr5" draw:text-style-name="P4" draw:layer="layout" svg:width="0.6cm" svg:height="0.6cm" svg:x="20.062cm" svg:y="4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8" draw:layer="layout" svg:width="14.848cm" svg:height="11.135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3T21:14:46.370412296</meta:creation-date>
    <dc:date>2018-04-03T21:58:00.510525806</dc:date>
    <meta:editing-duration>PT56S</meta:editing-duration>
    <meta:editing-cycles>1</meta:editing-cycles>
    <meta:document-statistic meta:object-count="42"/>
    <meta:generator>LibreOffice/5.1.6.2$Linux_x86 LibreOffice_project/10m0$Build-2</meta:generator>
  </office:meta>
</office:document-meta>
</file>